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ventAspect.getRequiredValu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ventAspect.publish( EventManager publisher , Layout layout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EventAspect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